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</text:p>
      <text:p text:style-name="Standard">Jezioro Krwi</text:p>
      <text:p text:style-name="Standard">EN</text:p>
      <text:p text:style-name="Standard">Lake of Blood</text:p>
      <text:p text:style-name="Standard"/>
      <text:p text:style-name="Standard">PL</text:p>
      <text:p text:style-name="Standard">Wielka Horda nie została przyjęta ciepło przez siły krasnoludów, jednak </text:p>
      <text:p text:style-name="Standard">razem z pomocą nag, udało im się odeprzeć ataki wroga i przedrzeć się do </text:p>
      <text:p text:style-name="Standard">centralnej części jaskiń. Wężowe kobiety okazały się nieocenione, gdy </text:p>
      <text:p text:style-name="Standard">przychodziło przedzierać się przez zalane podziemne przejścia bądź szukać </text:p>
      <text:p text:style-name="Standard">alternatywnej drogi przez podmokłe tereny. Kobiety te były tajemnicze, </text:p>
      <text:p text:style-name="Standard">zabójcze, a w ich ruchach i sposobie bycia można było dostrzec coś </text:p>
      <text:p text:style-name="Standard">mistycznego, co fascynowało poszczególnych orków, a innych napełniało lękiem.</text:p>
      <text:p text:style-name="Standard">EN</text:p>
      <text:p text:style-name="Standard">The Great Horde did not receive a warm welcome from the dwarven forces. </text:p>
      <text:p text:style-name="Standard">Still, with the help of the nagas, they were able to repulse enemy attacks </text:p>
      <text:p text:style-name="Standard">and force their way to the central part of the caves. Snake women proved to </text:p>
      <text:p text:style-name="Standard">be irreplaceable when there was a need to wade through the flooded </text:p>
      <text:p text:style-name="Standard">underground passes or to look for an alternative way through the marshy </text:p>
      <text:p text:style-name="Standard">grounds. Those women were mysterious, deadly, their every movement and their </text:p>
      <text:p text:style-name="Standard">way of being was filled with something mistical, which fascinated some orcs </text:p>
      <text:p text:style-name="Standard">and put fear in hearts of others.</text:p>
      <text:p text:style-name="Standard"/>
      <text:p text:style-name="Standard">PL</text:p>
      <text:p text:style-name="Standard">Sam Marbus spędzał coraz mniej czasu wśród swoich towarzyszy, skupiając </text:p>
      <text:p text:style-name="Standard">wokół siebie niewielką grupkę doradców i najznamienitszych wojowników, a </text:p>
      <text:p text:style-name="Standard">także tych nielicznych, którzy zapoznali się z kulturą i filozofią </text:p>
      <text:p text:style-name="Standard">krasnoludów. Mieli oni za zadanie wybierać takie drogi, by unikać spotkań z </text:p>
      <text:p text:style-name="Standard">o wiele bardziej licznymi siłami nieprzyjaciela.</text:p>
      <text:p text:style-name="Standard">EN</text:p>
      <text:p text:style-name="Standard">Marbus himself had been spending less nad less time with his companions, </text:p>
      <text:p text:style-name="Standard">instead he had gathered around himself a small group of advisors, greatest </text:p>
      <text:p text:style-name="Standard">warriors and those, who familiarized themselves with the culture and </text:p>
      <text:p text:style-name="Standard">philosophy of dwarves. Their task was to choose safe ways, to evade </text:p>
      <text:p text:style-name="Standard">encouters with the much stronger enemy forces.</text:p>
      <text:p text:style-name="Standard"/>
      <text:p text:style-name="Standard">PL</text:p>
      <text:p text:style-name="Standard">Mroki tych miejsc nie wpływały dobrze na relacje międzyklanowe. Kilka razy </text:p>
      <text:p text:style-name="Standard">zdarzyły się poważniejsze bójki, zginęli orkowie. Prowodyrów szybko </text:p>
      <text:p text:style-name="Standard">wytropiono i postawiono przed Wielkim Suwerenem, który za radą Gewolda </text:p>
      <text:p text:style-name="Standard">skorzystał z praw wojennych i nakazał ich powiesić. Następnie nagi </text:p>
      <text:p text:style-name="Standard">pociągnęły ciała wgłąb podziemnych rzek, gdzie przykryto je kamieniami. Taka </text:p>
      <text:p text:style-name="Standard">śmierć była największą hańbą dla orka i jego rodziny. Po tym incydencie </text:p>
      <text:p text:style-name="Standard">Horda nie walczyła już miedzy sobą.</text:p>
      <text:p text:style-name="Standard">EN</text:p>
      <text:p text:style-name="Standard">Gloom of this place was having a grim impact on the clan relations. Few </text:p>
      <text:p text:style-name="Standard">serious fights took place, some orcs died. Culprits were quickly tracked and </text:p>
      <text:p text:style-name="Standard">judged by the Great Souvereign, who adviced by Gewold, decided to benefit </text:p>
      <text:p text:style-name="Standard">from the laws of war and hanged them. After that, nagas dragged the bodies </text:p>
      <text:p text:style-name="Standard">into underground rivers, then covered them by rocks. Such death was the </text:p>
      <text:p text:style-name="Standard">biggest possible dishonor for an orc and his family. Knowing the price of </text:p>
      <text:p text:style-name="Standard">disloyality. the Horde did not have any more internal struggles from then on.</text:p>
      <text:p text:style-name="Standard"><text:soft-page-break/></text:p>
      <text:p text:style-name="Standard">PL</text:p>
      <text:p text:style-name="Standard">Osłodą tych ponurych dni stała się dla Marbusa Aidala, zawsze wiernie </text:p>
      <text:p text:style-name="Standard">służąca mu radą i rozmową. Wcale nie cieszyło to jego doradców, którzy wciąż </text:p>
      <text:p text:style-name="Standard">nie darzyli nag sympatią i bali się ich stylu życia. Coraz mniej osób miało </text:p>
      <text:p text:style-name="Standard">jednak wpływ na decyzje Wielkiego Suwerena, który z dnia na dzień wydawał </text:p>
      <text:p text:style-name="Standard">się starszy i surowszy. Wędrówka przez podziemia wpływała w ten sposób na </text:p>
      <text:p text:style-name="Standard">większość orków.</text:p>
      <text:p text:style-name="Standard">EN</text:p>
      <text:p text:style-name="Standard">In these grim days Aidala proved to be a real solace for Marbus. She was </text:p>
      <text:p text:style-name="Standard">always ready to give him an advice or lend an ear when he just needed to </text:p>
      <text:p text:style-name="Standard">talk. It was unacceptable for some of the advisors who still didn't trust </text:p>
      <text:p text:style-name="Standard">the nagas and were affraid of their way of being. Hower, with the days </text:p>
      <text:p text:style-name="Standard">passing, less and less people had an influence on the Great Souvereign's </text:p>
      <text:p text:style-name="Standard">decisions, who in their eyes was becoming older and more rigorous every day. </text:p>
      <text:p text:style-name="Standard">The journey through the undergrounds had such influence on most of the orcs.</text:p>
      <text:p text:style-name="Standard"/>
      <text:p text:style-name="Standard">PL</text:p>
      <text:p text:style-name="Standard">Wreszcie nadszedł dzień, w którym wędrowcy poczuli na twarzach powiew </text:p>
      <text:p text:style-name="Standard">świeżego powietrza. Dotarli do podziemnego jeziora, które oddzielało ich od </text:p>
      <text:p text:style-name="Standard">wyjścia z jaskiń. Wszyscy wiedzieli jednak, że to właśnie w takich miejscach </text:p>
      <text:p text:style-name="Standard">najchętniej osiedlają się krasnoludy. Choć zagrożenie nie było jeszcze </text:p>
      <text:p text:style-name="Standard">widoczne, Marbus rozkazał chwycić za broń.</text:p>
      <text:p text:style-name="Standard">EN</text:p>
      <text:p text:style-name="Standard">Finally, the day has came in which the wanderers could feel the fresh breeze </text:p>
      <text:p text:style-name="Standard">on their faces. They have reached an underground lake that was the last </text:p>
      <text:p text:style-name="Standard">thing separating them from the caves' exit. However, everyone knew that in </text:p>
      <text:p text:style-name="Standard">places like these dwarves very often set their settlements. Even without any </text:p>
      <text:p text:style-name="Standard">proof of the danger ahead, Marbus ordered to prepare weapons.</text:p>
      <text:p text:style-name="Standard"/>
      <text:p text:style-name="Standard">PL</text:p>
      <text:p text:style-name="Standard">Potwory</text:p>
      <text:p text:style-name="Standard">EN</text:p>
      <text:p text:style-name="Standard">Monsters</text:p>
      <text:p text:style-name="Standard"/>
      <text:p text:style-name="Standard">PL</text:p>
      <text:p text:style-name="Standard">Postrach z jeziora</text:p>
      <text:p text:style-name="Standard">EN</text:p>
      <text:p text:style-name="Standard">Monster from the Lake</text:p>
      <text:p text:style-name="Standard"/>
      <text:p text:style-name="Standard">PL</text:p>
      <text:p text:style-name="Standard">Nietoperze</text:p>
      <text:p text:style-name="Standard">EN</text:p>
      <text:p text:style-name="Standard">Bats</text:p>
      <text:p text:style-name="Standard"/>
      <text:p text:style-name="Standard">PL</text:p>
      <text:p text:style-name="Standard">Ta Osoba czuje zapach słońca... Zapach słońca i traw... I ciepłych wód, </text:p>
      <text:p text:style-name="Standard">które wpływają do mórz i oceanów... Już niedaleko jest wyjście.</text:p>
      <text:p text:style-name="Standard">EN</text:p>
      <text:p text:style-name="Standard">This Person feels the smell of the sun... The smell of the sun and of the </text:p>
      <text:p text:style-name="Standard">grass... and warm waters, which run down to seas and oceans... Our way out </text:p>
      <text:p text:style-name="Standard">is nearby.</text:p>
      <text:p text:style-name="Standard"><text:soft-page-break/></text:p>
      <text:p text:style-name="Standard">PL</text:p>
      <text:p text:style-name="Standard">Nareszcie wyjdziemy z tych przeklętych jaskiń! Rozpalimy ognisko, upieczemy </text:p>
      <text:p text:style-name="Standard">zwierzynę i wyprawimy huczną biesiadę!</text:p>
      <text:p text:style-name="Standard">EN</text:p>
      <text:p text:style-name="Standard">Finally we will be able to leave these damned caves! We will light the fire, </text:p>
      <text:p text:style-name="Standard">roast some animals and arrange a noisy feast!</text:p>
      <text:p text:style-name="Standard"/>
      <text:p text:style-name="Standard">PL</text:p>
      <text:p text:style-name="Standard">Obawiam się, że biesiada będzie musiała zaczekać. Wciąż znajdujemy się na </text:p>
      <text:p text:style-name="Standard">terenach krasnoludów. Musimy uważać na to, co robimy. Aidalo, mogłabyś </text:p>
      <text:p text:style-name="Standard">sprawdzić dla nas to jezioro? Nie chciałbym, żebyśmy wpadli w pułapkę tuż </text:p>
      <text:p text:style-name="Standard">przed wyjściem z tego miejsca.</text:p>
      <text:p text:style-name="Standard">EN</text:p>
      <text:p text:style-name="Standard">I am afraid that the feast will have to wait. We are still on the dwarven </text:p>
      <text:p text:style-name="Standard">grounds. We must be careful about what we do. Aidala, could you scout the </text:p>
      <text:p text:style-name="Standard">lake for us? I would prefer not to walk into an ambush right before leaving </text:p>
      <text:p text:style-name="Standard">this place.</text:p>
      <text:p text:style-name="Standard"/>
      <text:p text:style-name="Standard">PL</text:p>
      <text:p text:style-name="Standard">To złe wody... Czai się w nich śmierć. Śmierć w skórze bestii. Ta Osoba </text:p>
      <text:p text:style-name="Standard">radzi, by nie zapuszczać się w głębiny.</text:p>
      <text:p text:style-name="Standard">EN</text:p>
      <text:p text:style-name="Standard">These waters are evil... Death lurks in them. Death in the form of a beast. </text:p>
      <text:p text:style-name="Standard">This Person advices not to venture into the deeps.</text:p>
      <text:p text:style-name="Standard"/>
      <text:p text:style-name="Standard">PL</text:p>
      <text:p text:style-name="Standard">Muszę przyznać, że choć byłem sceptycznie nastawiony do tych stworzeń, w </text:p>
      <text:p text:style-name="Standard">gruncie rzeczy okazały się nieocenione. Bardzo trudno byłoby przejść przez </text:p>
      <text:p text:style-name="Standard">te jaskinie bez nich.</text:p>
      <text:p text:style-name="Standard">EN</text:p>
      <text:p text:style-name="Standard">I must admit that although I was sceptic at first, now I see that these </text:p>
      <text:p text:style-name="Standard">creatures proved to be invaluable. It would be really hard to pass these </text:p>
      <text:p text:style-name="Standard">caverns without their help.</text:p>
      <text:p text:style-name="Standard"/>
      <text:p text:style-name="Standard">PL</text:p>
      <text:p text:style-name="Standard">Masz rację, kuzynie. Wiele Ci zawdzięczamy, Aidalo. Tobie i Twoim córkom. Co </text:p>
      <text:p text:style-name="Standard">zaś tyczy się jeziora, nie wchodźmy do wody, póki nie zostaniemy do tego </text:p>
      <text:p text:style-name="Standard">zmuszeni. Ominiemy je, a później raz na zawsze wydostaniemy się z jaskiń!</text:p>
      <text:p text:style-name="Standard">EN</text:p>
      <text:p text:style-name="Standard">You are right, cousin. We are in your debt, Aidala. In yours, and your </text:p>
      <text:p text:style-name="Standard">daughters’. As for the lake, do not enter the waters unless you have no </text:p>
      <text:p text:style-name="Standard">other choice. We will bypass it and then be on our way out of the caves!</text:p>
      <text:p text:style-name="Standard"/>
      <text:p text:style-name="Standard">PL</text:p>
      <text:p text:style-name="Standard">Do jasnej... Orkowie! Cała armia orków! Zawiadomić przywódcę!</text:p>
      <text:p text:style-name="Standard">EN</text:p>
      <text:p text:style-name="Standard">In the name of... Orcs! A whole army of orcs! Send word to the commander!</text:p>
      <text:p text:style-name="Standard"/>
      <text:p text:style-name="Standard">PL</text:p>
      <text:p text:style-name="Standard">Tyle by było z naszego unikania walki. Dobrze się stało, na pewno mają sporo </text:p>
      <text:p text:style-name="Standard">mięsa na ucztę. Nie wspominając o piwie.</text:p>
      <text:p text:style-name="Standard"><text:soft-page-break/>EN</text:p>
      <text:p text:style-name="Standard">There goes our avoiding of a battle. It is good though, they must have a lot </text:p>
      <text:p text:style-name="Standard">of meat for our feast. Not mentioning the beer.</text:p>
      <text:p text:style-name="Standard"/>
      <text:p text:style-name="Standard">PL</text:p>
      <text:p text:style-name="Standard">Nie sądźmy pochopnie... Pamiętajmy o tym, że Sojusz Północy ma w swojej </text:p>
      <text:p text:style-name="Standard">armii orków. Możemy się za nich podać, by przejść na drugą stronę jaskiń.</text:p>
      <text:p text:style-name="Standard">EN</text:p>
      <text:p text:style-name="Standard">Do not make haste opinion... Remember that the Northern Alliance recruits </text:p>
      <text:p text:style-name="Standard">orcs into their army. We can pass off them, to get to the other side of the </text:p>
      <text:p text:style-name="Standard">caves.</text:p>
      <text:p text:style-name="Standard"/>
      <text:p text:style-name="Standard">PL</text:p>
      <text:p text:style-name="Standard">Kogo niesie pod mury mojej fortecy? Czego szukacie w podziemiach, orkowie?</text:p>
      <text:p text:style-name="Standard">EN</text:p>
      <text:p text:style-name="Standard">Whose feet make such noise under the doorsteps of my fortress? What are you </text:p>
      <text:p text:style-name="Standard">looking for in the undergrounds, orcs?</text:p>
      <text:p text:style-name="Standard"/>
      <text:p text:style-name="Standard">PL</text:p>
      <text:p text:style-name="Standard">Co powinienem zrobić?</text:p>
      <text:p text:style-name="Standard">EN</text:p>
      <text:p text:style-name="Standard">What should I do?</text:p>
      <text:p text:style-name="Standard"/>
      <text:p text:style-name="Standard">PL</text:p>
      <text:p text:style-name="Standard">Powiedzieć, że należysz do Sojuszu Północy i musisz przedostać się przez te </text:p>
      <text:p text:style-name="Standard">tunele</text:p>
      <text:p text:style-name="Standard">EN</text:p>
      <text:p text:style-name="Standard">Tell them that you belong to the Northern Alliance and need to pass through </text:p>
      <text:p text:style-name="Standard">these tunnels</text:p>
      <text:p text:style-name="Standard"/>
      <text:p text:style-name="Standard">PL</text:p>
      <text:p text:style-name="Standard">Pokój wam! Jesteśmy członkami Sojuszu Północy. Musimy przedostać się na </text:p>
      <text:p text:style-name="Standard">drugą stronę tych gór. Pomożecie nam?</text:p>
      <text:p text:style-name="Standard">EN</text:p>
      <text:p text:style-name="Standard">Peace upon you! We are members of the Northern Alliance. We need to get to </text:p>
      <text:p text:style-name="Standard">the other side of the mountains. Can you help us?</text:p>
      <text:p text:style-name="Standard"/>
      <text:p text:style-name="Standard">PL</text:p>
      <text:p text:style-name="Standard">Pokój! Nie uwierzę wam jednak od razu... Zazwyczaj zdarzało się tak, że </text:p>
      <text:p text:style-name="Standard">Sojusz Północy wysyłał jednego z ludzkich emisariuszy razem z orkami, żeby </text:p>
      <text:p text:style-name="Standard">nikt nie miał wątpliwości, po której stronie jesteście. Gdzie wasz </text:p>
      <text:p text:style-name="Standard">emisariusz?</text:p>
      <text:p text:style-name="Standard">EN</text:p>
      <text:p text:style-name="Standard">Peace on you! Yet I must be assured that you are telling the truth... </text:p>
      <text:p text:style-name="Standard">Usually the Northern Alliance would send a human emissary with orcs, so </text:p>
      <text:p text:style-name="Standard">there is no doubt about their allignment. Where is your emissary?</text:p>
      <text:p text:style-name="Standard"/>
      <text:p text:style-name="Standard">PL</text:p>
      <text:p text:style-name="Standard">Koniec tej maskarady! Do ataku, moi orkowie!</text:p>
      <text:p text:style-name="Standard">EN</text:p>
      <text:p text:style-name="Standard">Enough of this mascarade! To arms, my orcs!</text:p>
      <text:p text:style-name="Standard"/>
      <text:p text:style-name="Standard"><text:soft-page-break/>PL</text:p>
      <text:p text:style-name="Standard">Nasz emisariusz zginął podczas misji.</text:p>
      <text:p text:style-name="Standard">EN</text:p>
      <text:p text:style-name="Standard">Unfortunately our emissary perished during our mission.</text:p>
      <text:p text:style-name="Standard"/>
      <text:p text:style-name="Standard">PL</text:p>
      <text:p text:style-name="Standard">Bardzo ciekawa wymówka... Ale skoro mieliście emisariusza, musieliście też </text:p>
      <text:p text:style-name="Standard">wiedzieć, przez ziemie jakich klanów będziecie przechodzić. Zadam wam teraz </text:p>
      <text:p text:style-name="Standard">kilka pytań. Sprawdzimy, czyście z Sojuszu Północy!</text:p>
      <text:p text:style-name="Standard">EN</text:p>
      <text:p text:style-name="Standard">Pretty handy excuse... However, if you say you were traveling with the </text:p>
      <text:p text:style-name="Standard">emissary, you must know which clan this grounds belong to. Now I will ask </text:p>
      <text:p text:style-name="Standard">you few questions. Let us see if you really are from the Northern Alliance!</text:p>
      <text:p text:style-name="Standard"/>
      <text:p text:style-name="Standard">PL</text:p>
      <text:p text:style-name="Standard">Jak nazywa się największy bohater naszego klanu?</text:p>
      <text:p text:style-name="Standard">EN</text:p>
      <text:p text:style-name="Standard">What is the name of the greatest hero of our clan?</text:p>
      <text:p text:style-name="Standard"/>
      <text:p text:style-name="Standard">PL</text:p>
      <text:p text:style-name="Standard">Torlof Gromowładny</text:p>
      <text:p text:style-name="Standard">EN</text:p>
      <text:p text:style-name="Standard">Thundering Thorlof</text:p>
      <text:p text:style-name="Standard"/>
      <text:p text:style-name="Standard">PL</text:p>
      <text:p text:style-name="Standard">Jaki jest najznamienitszy taniec naszego klanu?</text:p>
      <text:p text:style-name="Standard">EN</text:p>
      <text:p text:style-name="Standard">What is the most known dance of my people?</text:p>
      <text:p text:style-name="Standard"/>
      <text:p text:style-name="Standard">PL</text:p>
      <text:p text:style-name="Standard">Dzikie Pogo Śmierci</text:p>
      <text:p text:style-name="Standard">EN</text:p>
      <text:p text:style-name="Standard">Wild Death Pogo</text:p>
      <text:p text:style-name="Standard"/>
      <text:p text:style-name="Standard">PL</text:p>
      <text:p text:style-name="Standard">Balet Jeziora Krasnoludzicy</text:p>
      <text:p text:style-name="Standard">EN</text:p>
      <text:p text:style-name="Standard">Lake of the Dwarven Lady Ballet</text:p>
      <text:p text:style-name="Standard"/>
      <text:p text:style-name="Standard">PL</text:p>
      <text:p text:style-name="Standard">Słynna Polka Wyrwinóżka</text:p>
      <text:p text:style-name="Standard">EN</text:p>
      <text:p text:style-name="Standard">Famous Leg Tearer Polka</text:p>
      <text:p text:style-name="Standard"/>
      <text:p text:style-name="Standard">PL</text:p>
      <text:p text:style-name="Standard">Tango Czerwonej Brody</text:p>
      <text:p text:style-name="Standard">EN</text:p>
      <text:p text:style-name="Standard">Red Beard Tango</text:p>
      <text:p text:style-name="Standard"/>
      <text:p text:style-name="Standard">PL</text:p>
      <text:p text:style-name="Standard">Jak nazywa się nasz rodzimy trunek?</text:p>
      <text:p text:style-name="Standard">EN</text:p>
      <text:p text:style-name="Standard"><text:soft-page-break/>What is the name of our national drink?</text:p>
      <text:p text:style-name="Standard"/>
      <text:p text:style-name="Standard">PL</text:p>
      <text:p text:style-name="Standard">Krwista nalewka z pajęczych jagód</text:p>
      <text:p text:style-name="Standard">EN</text:p>
      <text:p text:style-name="Standard">Bloody Tincture from the spider berries</text:p>
      <text:p text:style-name="Standard"/>
      <text:p text:style-name="Standard">PL</text:p>
      <text:p text:style-name="Standard">Ostatnie pytanie! Kiedy, według naszych mędrców, ma nastąpić koniec świata?</text:p>
      <text:p text:style-name="Standard">EN</text:p>
      <text:p text:style-name="Standard">Last question! When, according to our wise, will come the end of the world?</text:p>
      <text:p text:style-name="Standard"/>
      <text:p text:style-name="Standard">PL</text:p>
      <text:p text:style-name="Standard">W 2013 roku, jak przepowiedział Klan Majów.</text:p>
      <text:p text:style-name="Standard">EN</text:p>
      <text:p text:style-name="Standard">2013 as the Maya clan predicted.</text:p>
      <text:p text:style-name="Standard"/>
      <text:p text:style-name="Standard">PL</text:p>
      <text:p text:style-name="Standard">Podczas bitwy Rags nars Krasnals na końcu czasów.</text:p>
      <text:p text:style-name="Standard">EN</text:p>
      <text:p text:style-name="Standard">During the Rags nars Dwarves battle at the end of the time.</text:p>
      <text:p text:style-name="Standard"/>
      <text:p text:style-name="Standard">PL</text:p>
      <text:p text:style-name="Standard">Z nadejściem Czterech Jeźdźców Gryfa.</text:p>
      <text:p text:style-name="Standard">EN</text:p>
      <text:p text:style-name="Standard">With the coming of the Four Griphon Riders.</text:p>
      <text:p text:style-name="Standard"/>
      <text:p text:style-name="Standard">PL</text:p>
      <text:p text:style-name="Standard">Wspaniale, zatem jesteście z Sojuszu Północy!</text:p>
      <text:p text:style-name="Standard">EN</text:p>
      <text:p text:style-name="Standard">Indeed you are a part of the Alliance!</text:p>
      <text:p text:style-name="Standard"/>
      <text:p text:style-name="Standard">PL</text:p>
      <text:p text:style-name="Standard">Chwała niech będzie Sojuszowi Północy! Pomogę wam, a jakże. Wyjście stąd nie </text:p>
      <text:p text:style-name="Standard">będzie jednak proste, gdyż tutejsze jezioro jest oblężone przez głębinowe </text:p>
      <text:p text:style-name="Standard">potwory, zaś w rozgałęzieniach tuneli drzemie wiele nietoperzy i innych </text:p>
      <text:p text:style-name="Standard">bestii. Razem na pewno damy im radę.</text:p>
      <text:p text:style-name="Standard">EN</text:p>
      <text:p text:style-name="Standard">Praised be the Northern Alliance! I will help you. Walking out of here will </text:p>
      <text:p text:style-name="Standard">not be so easy, because of monsters of the deep, dwelling in this lake. Not </text:p>
      <text:p text:style-name="Standard">to mention the giant bats and other beasts. However, together we will </text:p>
      <text:p text:style-name="Standard">definitely manage it.</text:p>
      <text:p text:style-name="Standard"/>
      <text:p text:style-name="Standard">PL</text:p>
      <text:p text:style-name="Standard">Marbus, skąd Ty...?</text:p>
      <text:p text:style-name="Standard">EN</text:p>
      <text:p text:style-name="Standard">Marbus, how did you...?</text:p>
      <text:p text:style-name="Standard"/>
      <text:p text:style-name="Standard">PL</text:p>
      <text:p text:style-name="Standard">Metoda prób i błędów, kuzynie.</text:p>
      <text:p text:style-name="Standard">EN</text:p>
      <text:p text:style-name="Standard">Trial and error, my cousin.</text:p>
      <text:p text:style-name="Standard"><text:soft-page-break/></text:p>
      <text:p text:style-name="Standard">PL</text:p>
      <text:p text:style-name="Standard">Po wybuchu Krasnoludzkiej Kuźni Runicznej.</text:p>
      <text:p text:style-name="Standard">EN</text:p>
      <text:p text:style-name="Standard">After the explosion of the Dwarven Rune Smithy.</text:p>
      <text:p text:style-name="Standard"/>
      <text:p text:style-name="Standard">PL</text:p>
      <text:p text:style-name="Standard">Żelazna północnica</text:p>
      <text:p text:style-name="Standard">EN</text:p>
      <text:p text:style-name="Standard">Iron Maden with the Beard</text:p>
      <text:p text:style-name="Standard"/>
      <text:p text:style-name="Standard">PL</text:p>
      <text:p text:style-name="Standard">Piwo \</text:p>
      <text:p text:style-name="Standard">EN</text:p>
      <text:p text:style-name="Standard">'Dwarf in Love' Beer</text:p>
      <text:p text:style-name="Standard"/>
      <text:p text:style-name="Standard">PL</text:p>
      <text:p text:style-name="Standard">Spirytus na zakwasie</text:p>
      <text:p text:style-name="Standard">EN</text:p>
      <text:p text:style-name="Standard">Sourdough Spirit</text:p>
      <text:p text:style-name="Standard"/>
      <text:p text:style-name="Standard">PL</text:p>
      <text:p text:style-name="Standard">Tales Ognioręki</text:p>
      <text:p text:style-name="Standard">EN</text:p>
      <text:p text:style-name="Standard">Tales the Flaming Hand</text:p>
      <text:p text:style-name="Standard"/>
      <text:p text:style-name="Standard">PL</text:p>
      <text:p text:style-name="Standard">Torlof Wisiworek</text:p>
      <text:p text:style-name="Standard">EN</text:p>
      <text:p text:style-name="Standard">Torlof the Hanging Sack</text:p>
      <text:p text:style-name="Standard"/>
      <text:p text:style-name="Standard">PL</text:p>
      <text:p text:style-name="Standard">Tales Miękkie Jajo</text:p>
      <text:p text:style-name="Standard">EN</text:p>
      <text:p text:style-name="Standard">Tales the Soft Ball</text:p>
      <text:p text:style-name="Standard"/>
      <text:p text:style-name="Standard">PL</text:p>
      <text:p text:style-name="Standard">Aidala jest naszą emisariuszką.</text:p>
      <text:p text:style-name="Standard">EN</text:p>
      <text:p text:style-name="Standard">Aidala is our emissary.</text:p>
      <text:p text:style-name="Standard"/>
      <text:p text:style-name="Standard">PL</text:p>
      <text:p text:style-name="Standard">Ta Osoba będzie mówić w imieniu chwalebnego Sojuszu Północy! Pozdrawiamy </text:p>
      <text:p text:style-name="Standard">was, zacne krasnoludy i prosimy o pomoc w przebyciu tejże drogi...</text:p>
      <text:p text:style-name="Standard">EN</text:p>
      <text:p text:style-name="Standard">This Person will speak in the name of glorious Northern Alliance! We salut </text:p>
      <text:p text:style-name="Standard">you, noble dwarves, and ask for your assisstance in crossing this way...</text:p>
      <text:p text:style-name="Standard"/>
      <text:p text:style-name="Standard">PL</text:p>
      <text:p text:style-name="Standard">Jesteś nagą... Dziwię się, że wybrano na emisariuszkę właśnie Ciebie... </text:p>
      <text:p text:style-name="Standard">Jednak od dawien dawna nie widziano was walczących u boku Hordy. Co się </text:p>
      <text:p text:style-name="Standard">stało, że teraz należycie do Sojuszu Północy?</text:p>
      <text:p text:style-name="Standard"><text:soft-page-break/>EN</text:p>
      <text:p text:style-name="Standard">You are a... naga. Wicked weird is the fact that you were chosen as the </text:p>
      <text:p text:style-name="Standard">emissary... But it is been a damn long time since you were fighting along </text:p>
      <text:p text:style-name="Standard">the Horde. What happened that made you join the Northern Alliance?</text:p>
      <text:p text:style-name="Standard"/>
      <text:p text:style-name="Standard">PL</text:p>
      <text:p text:style-name="Standard">Moja rasa wreszcie zrozumiała swoje błędy... Chcąc je odkupić, wybraliśmy </text:p>
      <text:p text:style-name="Standard">ścieżkę prawości. Od niedawna jesteśmy praworządną nacją, tak jak orkowie. </text:p>
      <text:p text:style-name="Standard">Nasze rasy od wielu lat działały razem. Sojusz, chcąc odnowić dawne taktyki </text:p>
      <text:p text:style-name="Standard">Hordy i poznać naszą wspólną kulturę, scalił nasze szeregi w jedno. Twoi </text:p>
      <text:p text:style-name="Standard">bracia pomogli nam dojść aż tutaj. Co uczynisz Ty?</text:p>
      <text:p text:style-name="Standard">EN</text:p>
      <text:p text:style-name="Standard">My race finally understood the mistakes of the past... To redeam ourselves </text:p>
      <text:p text:style-name="Standard">we've chosen the path of the righteousness. For a time now we have been a </text:p>
      <text:p text:style-name="Standard">lawful nation, like the orcs. Our races cooperated for many years. The </text:p>
      <text:p text:style-name="Standard">Alliance wanted to renew the old Horde tactics and learn our common culture, </text:p>
      <text:p text:style-name="Standard">so it merged our ranks together. Your brethen assisted us on our way here. </text:p>
      <text:p text:style-name="Standard">What will you do?</text:p>
      <text:p text:style-name="Standard"/>
      <text:p text:style-name="Standard">PL</text:p>
      <text:p text:style-name="Standard">Chwała niech będzie Sojuszowi Północy! Pomogę wam, a jakże. Wyjście stąd nie </text:p>
      <text:p text:style-name="Standard">będzie jednak proste, gdyż tutejsze jezioro jest oblężone przez głębinowe </text:p>
      <text:p text:style-name="Standard">potwory, zaś w rozgałęzieniach tuneli drzemie wiele nietoperzy i innych </text:p>
      <text:p text:style-name="Standard">bestii. Razem na pewno damy im radę.</text:p>
      <text:p text:style-name="Standard">EN</text:p>
      <text:p text:style-name="Standard">Praise the Northern Alliance! I will help you! Walking out of here will not </text:p>
      <text:p text:style-name="Standard">be easy thou, because of the damn monsters hiding in the deep. Not to </text:p>
      <text:p text:style-name="Standard">mention the giant bats and other beasts. Yet, we should be able to have some </text:p>
      <text:p text:style-name="Standard">fun sharpening our blades on their backs. We will show you the way.</text:p>
      <text:p text:style-name="Standard"/>
      <text:p text:style-name="Standard">PL</text:p>
      <text:p text:style-name="Standard">I ja tak myślę, przyjacielu. Aidalo... Dziękuję Ci. Znowu.</text:p>
      <text:p text:style-name="Standard">EN</text:p>
      <text:p text:style-name="Standard">My thoughts are the same, my friend. Aidala... Thank you. Again.</text:p>
      <text:p text:style-name="Standard"/>
      <text:p text:style-name="Standard">PL</text:p>
      <text:p text:style-name="Standard">Krull Skała jest naszym emisariuszem.</text:p>
      <text:p text:style-name="Standard">EN</text:p>
      <text:p text:style-name="Standard">Krull the Rock is our emissary.</text:p>
      <text:p text:style-name="Standard"/>
      <text:p text:style-name="Standard">PL</text:p>
      <text:p text:style-name="Standard">Ja być wielka emisariusz! Ja być polityk! Słuchać się trolli!</text:p>
      <text:p text:style-name="Standard">EN</text:p>
      <text:p text:style-name="Standard">Me is the giant emissary! Me be diplomat! You listen to trolls!</text:p>
      <text:p text:style-name="Standard"/>
      <text:p text:style-name="Standard">PL</text:p>
      <text:p text:style-name="Standard">Trolle od lat są naszymi największymi wrogami w tych tunelach! Nie uwierzę, </text:p>
      <text:p text:style-name="Standard">że ktoś taki mógł zostać emisariuszem Sojuszu Północy!</text:p>
      <text:p text:style-name="Standard">EN</text:p>
      <text:p text:style-name="Standard">Trolls are our biggest enemies in these caves! I refuse to believe someone </text:p>
      <text:p text:style-name="Standard">like that could be chosen to be an emissary of the Northern Alliance!</text:p>
      <text:p text:style-name="Standard"/>
      <text:p text:style-name="Standard"><text:soft-page-break/>PL</text:p>
      <text:p text:style-name="Standard">Głupi karle! Karzeł uwierzy, gdy otworzymy mu głowę!</text:p>
      <text:p text:style-name="Standard">EN</text:p>
      <text:p text:style-name="Standard">Stupid midget! He will believe, when we open his head!</text:p>
      <text:p text:style-name="Standard"/>
      <text:p text:style-name="Standard">PL</text:p>
      <text:p text:style-name="Standard">Emborgi'tarasz jest naszą emisariuszką.</text:p>
      <text:p text:style-name="Standard">EN</text:p>
      <text:p text:style-name="Standard">Emborgi-tarash is our emissary.</text:p>
      <text:p text:style-name="Standard"/>
      <text:p text:style-name="Standard">PL</text:p>
      <text:p text:style-name="Standard">Witajcie krasnoludowie! Chylę głowę przed wspaniałością i długowiecznością </text:p>
      <text:p text:style-name="Standard">waszego rodu. Rada jestem, że znów przyszło mi oglądać wspaniałości waszych </text:p>
      <text:p text:style-name="Standard">miast, korytarzy i kopalń.</text:p>
      <text:p text:style-name="Standard">EN</text:p>
      <text:p text:style-name="Standard">Hail, dwarves! I bow before the greatness and longevity of your people. I am </text:p>
      <text:p text:style-name="Standard">glad to be able to see the greatness of your cities, corridors and mines </text:p>
      <text:p text:style-name="Standard">again.</text:p>
      <text:p text:style-name="Standard"/>
      <text:p text:style-name="Standard">PL</text:p>
      <text:p text:style-name="Standard">Ja także jestem rad, że was widzę. Orkowie, jaszczury i nagi... Wyglądacie </text:p>
      <text:p text:style-name="Standard">razem tak, jakby zebrała się sama Wielka Horda.</text:p>
      <text:p text:style-name="Standard">EN</text:p>
      <text:p text:style-name="Standard">Then I am also glad to see you. Orcs, lizards, nagas... Together, you look </text:p>
      <text:p text:style-name="Standard">almost like the Great Horde is assembled again.</text:p>
      <text:p text:style-name="Standard"/>
      <text:p text:style-name="Standard">PL</text:p>
      <text:p text:style-name="Standard">Bo w istocie tak się stało... Horda zrozumiała swoje błędy... W obliczu </text:p>
      <text:p text:style-name="Standard">zagrożenia, które pojawiło się na północy, wszyscy jesteśmy równi, moje </text:p>
      <text:p text:style-name="Standard">dziecko... Nie ma sensu dalej ze sobą walczyć. Pozwólcie nam przejść.</text:p>
      <text:p text:style-name="Standard">EN</text:p>
      <text:p text:style-name="Standard">Because it is indeed... The Horde understood it's mistakes... In the face of </text:p>
      <text:p text:style-name="Standard">the danger that emerged from the north we are all equal, my child... There </text:p>
      <text:p text:style-name="Standard">is no wisdom in fighting anymore with each other. Let us pass.</text:p>
      <text:p text:style-name="Standard"/>
      <text:p text:style-name="Standard">PL</text:p>
      <text:p text:style-name="Standard">Ja... I tak mam za mało wojowników, by was powstrzymać... Nie wiem, jak </text:p>
      <text:p text:style-name="Standard">udało wam się przedostać aż tutaj... Niech tak będzie. Możecie iść dalej, </text:p>
      <text:p text:style-name="Standard">jednak jeśli podejdziecie do granic naszych włości bądź zaatakujecie nas, </text:p>
      <text:p text:style-name="Standard">odpowiemy orężem.</text:p>
      <text:p text:style-name="Standard">EN</text:p>
      <text:p text:style-name="Standard">I... I don't have enough warriors to stop you anyway... I have no idea how </text:p>
      <text:p text:style-name="Standard">did you manage to find your way here... So be it. You may pass, but mark my </text:p>
      <text:p text:style-name="Standard">words - If you attack us or even get close to my fortress, we will fight.</text:p>
      <text:p text:style-name="Standard"/>
      <text:p text:style-name="Standard">PL</text:p>
      <text:p text:style-name="Standard">Cieszę się, że pomimo różnic, które nas dzielą, wciąż możemy odnaleźć </text:p>
      <text:p text:style-name="Standard">wspólny język wewnątrz naszych serc. To ważna lekcja dla naszych ludów.</text:p>
      <text:p text:style-name="Standard">EN</text:p>
      <text:p text:style-name="Standard">I am glad that despite of our differences we are still able to find a common </text:p>
      <text:p text:style-name="Standard">tongue inside of our hearts. It is an important lesson for our peoples.</text:p>
      <text:p text:style-name="Standard"/>
      <text:p text:style-name="Standard"><text:soft-page-break/>PL</text:p>
      <text:p text:style-name="Standard">Jęczmień jest naszym emisariuszem, to magiczny wilk.</text:p>
      <text:p text:style-name="Standard">EN</text:p>
      <text:p text:style-name="Standard">Barley is our emissary, it is a magical wolf.</text:p>
      <text:p text:style-name="Standard"/>
      <text:p text:style-name="Standard">PL</text:p>
      <text:p text:style-name="Standard">Magiczny wilk? Zobaczmy...</text:p>
      <text:p text:style-name="Standard">EN</text:p>
      <text:p text:style-name="Standard">Magical wolf? Let us see...</text:p>
      <text:p text:style-name="Standard"/>
      <text:p text:style-name="Standard">PL</text:p>
      <text:p text:style-name="Standard">Stwierdzam, że ten wilk jest bardzo magiczny. Powinniśmy ich przepuścić.</text:p>
      <text:p text:style-name="Standard">EN</text:p>
      <text:p text:style-name="Standard">I find this wolf to be very magical. We should let them pass.</text:p>
      <text:p text:style-name="Standard"/>
      <text:p text:style-name="Standard">PL</text:p>
      <text:p text:style-name="Standard">Jeśli nasz nadworny Runmistrz tak uważa, nie mam zamiaru się z nim spierać!</text:p>
      <text:p text:style-name="Standard">EN</text:p>
      <text:p text:style-name="Standard">If my own Runemaster says so, there is no need to argue!</text:p>
      <text:p text:style-name="Standard"/>
      <text:p text:style-name="Standard">PL</text:p>
      <text:p text:style-name="Standard">Jęczmień... Dobry z Ciebie piesek.</text:p>
      <text:p text:style-name="Standard">EN</text:p>
      <text:p text:style-name="Standard">Barley... you are a good puppy.</text:p>
      <text:p text:style-name="Standard"/>
      <text:p text:style-name="Standard">PL</text:p>
      <text:p text:style-name="Standard">Stwierdzam, że ten wilk nie jest ani troszkę magiczny! To oszustwo mające na </text:p>
      <text:p text:style-name="Standard">celu wywabienie mnie i zamordowanie, gdy jestem tutaj sam!</text:p>
      <text:p text:style-name="Standard">EN</text:p>
      <text:p text:style-name="Standard">I find that there is no magic in this animal! It was all a plot to lure me </text:p>
      <text:p text:style-name="Standard">out and kill me! Help me brothers!</text:p>
      <text:p text:style-name="Standard"/>
      <text:p text:style-name="Standard">PL</text:p>
      <text:p text:style-name="Standard">Powiedzieć, że jesteś przywódcą Wielkiej Hordy i przedostaniesz się przez te </text:p>
      <text:p text:style-name="Standard">tunele siłą</text:p>
      <text:p text:style-name="Standard">EN</text:p>
      <text:p text:style-name="Standard">Tell them that you are the leader of the Great Horde and will force your </text:p>
      <text:p text:style-name="Standard">pass through these tunnels</text:p>
      <text:p text:style-name="Standard"/>
      <text:p text:style-name="Standard">PL</text:p>
      <text:p text:style-name="Standard">Moje imię to Marbus. Jestem Wielkim Suwerenem swojego ludu i zamierzam </text:p>
      <text:p text:style-name="Standard">przejść przez te podziemia.</text:p>
      <text:p text:style-name="Standard">EN</text:p>
      <text:p text:style-name="Standard">The name is Marbus. I am the Great Souvereign of my people and I will pass </text:p>
      <text:p text:style-name="Standard">through this underground.</text:p>
      <text:p text:style-name="Standard"/>
      <text:p text:style-name="Standard">PL</text:p>
      <text:p text:style-name="Standard">A więc Horda znów się zebrała? Choć mam niewielu żołnierzy, stawimy wam </text:p>
      <text:p text:style-name="Standard">opór! Dalej, bracia! Niech nasze korytarze spłyną krwią orkowych psów!</text:p>
      <text:p text:style-name="Standard">EN</text:p>
      <text:p text:style-name="Standard">So the Horde has gathered again? I may have few soldiers but mark my words - </text:p>
      <text:p text:style-name="Standard">your journey ends here! Come, brothers! Make this corridors flood with the </text:p>
      <text:p text:style-name="Standard"><text:soft-page-break/>blood of orcish dogs!</text:p>
      <text:p text:style-name="Standard"/>
      <text:p text:style-name="Standard">PL</text:p>
      <text:p text:style-name="Standard">Oszustwo! Do broni, moi bracia! Niech poleje się krew orków.</text:p>
      <text:p text:style-name="Standard">EN</text:p>
      <text:p text:style-name="Standard">Imposture! To arms, my brothers! May the orcish blood f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$Win32 OpenOffice.org_project/411m6$Build-9775</meta:generator>
    <dc:date>2017-09-17T23:51:42.15</dc:date>
    <meta:document-statistic meta:table-count="0" meta:image-count="0" meta:object-count="0" meta:page-count="11" meta:paragraph-count="451" meta:word-count="2978" meta:character-count="17107"/>
    <dc:creator>Adrian Pezda</dc:creator>
    <meta:user-defined meta:name="Info 1"/>
    <meta:user-defined meta:name="Info 2"/>
    <meta:user-defined meta:name="Info 3"/>
    <meta:user-defined meta:name="Info 4"/>
  </office:meta>
</office:document-meta>
</file>